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1"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 Titr" svg:font-family="'B Titr'" style:font-pitch="variable"/>
    <style:font-face style:name="Titr" svg:font-family="Titr" style:font-pitch="variable"/>
    <style:font-face style:name="Tinos" svg:font-family="Tinos" style:font-family-generic="roman" style:font-pitch="variable"/>
    <style:font-face style:name="Iranian Sans"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Table8" style:family="table">
      <style:table-properties style:width="17.59cm" table:align="margins" style:writing-mode="rl-tb"/>
    </style:style>
    <style:style style:name="Table8.A" style:family="table-column">
      <style:table-column-properties style:column-width="17.59cm" style:rel-column-width="65535*"/>
    </style:style>
    <style:style style:name="Table8.A1" style:family="table-cell">
      <style:table-cell-properties style:vertical-align="middle" fo:padding="0.097cm" fo:border-left="none" fo:border-right="0.002cm solid #000000" fo:border-top="none" fo:border-bottom="none"/>
    </style:style>
    <style:style style:name="Table9" style:family="table">
      <style:table-properties style:width="17.59cm" table:align="margins" style:writing-mode="rl-tb"/>
    </style:style>
    <style:style style:name="Table9.A" style:family="table-column">
      <style:table-column-properties style:column-width="17.59cm" style:rel-column-width="65535*"/>
    </style:style>
    <style:style style:name="Table9.A1" style:family="table-cell">
      <style:table-cell-properties style:vertical-align="middle" fo:padding="0.097cm" fo:border-left="none" fo:border-right="0.002cm solid #000000" fo:border-top="none" fo:border-bottom="none"/>
    </style:style>
    <style:style style:name="Table10" style:family="table">
      <style:table-properties style:width="17.59cm" table:align="margins" style:writing-mode="rl-tb"/>
    </style:style>
    <style:style style:name="Table10.A" style:family="table-column">
      <style:table-column-properties style:column-width="17.59cm" style:rel-column-width="65535*"/>
    </style:style>
    <style:style style:name="Table10.A1" style:family="table-cell">
      <style:table-cell-properties style:vertical-align="middle" fo:padding="0.097cm" fo:border-left="none" fo:border-right="0.002cm solid #000000" fo:border-top="none" fo:border-bottom="none"/>
    </style:style>
    <style:style style:name="P1" style:family="paragraph" style:parent-style-name="Table_20_Contents">
      <style:paragraph-properties fo:text-align="justify" style:justify-single-word="false"/>
      <style:text-properties fo:font-size="10pt" style:font-size-asian="10pt" style:font-size-complex="10pt"/>
    </style:style>
    <style:style style:name="P2" style:family="paragraph" style:parent-style-name="Table_20_Contents">
      <style:paragraph-properties fo:text-align="justify" style:justify-single-word="false" style:writing-mode="lr-tb"/>
      <style:text-properties fo:font-size="9pt" style:font-size-asian="9pt" style:font-size-complex="9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writing-mode="rl-tb"/>
    </style:style>
    <style:style style:name="P5" style:family="paragraph" style:parent-style-name="Standard" style:list-style-name="L8">
      <style:paragraph-properties fo:line-height="150%" fo:text-align="justify" style:justify-single-word="false" style:writing-mode="rl-tb"/>
    </style:style>
    <style:style style:name="P6" style:family="paragraph" style:parent-style-name="Standard" style:list-style-name="L9">
      <style:paragraph-properties fo:line-height="150%" fo:text-align="justify" style:justify-single-word="false" style:writing-mode="rl-tb"/>
    </style:style>
    <style:style style:name="P7" style:family="paragraph" style:parent-style-name="Standard" style:master-page-name="">
      <style:paragraph-properties fo:margin-left="-0.005cm" fo:margin-right="0cm" fo:text-align="justify" style:justify-single-word="false" fo:text-indent="1.228cm" style:auto-text-indent="false" style:page-number="auto" style:writing-mode="rl-tb"/>
    </style:style>
    <style:style style:name="P8"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 style:font-size-complex="10pt" style:font-weight-complex="normal"/>
    </style:style>
    <style:style style:name="P11"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size-complex="6pt" style:font-weight-complex="normal"/>
    </style:style>
    <style:style style:name="P12"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size-complex="10pt" style:font-weight-complex="normal"/>
    </style:style>
    <style:style style:name="P13" style:family="paragraph" style:parent-style-name="Standard" style:list-style-name="L3"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size-complex="10pt" style:font-weight-complex="normal"/>
    </style:style>
    <style:style style:name="P14"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size-complex="10pt" style:font-weight-complex="normal"/>
    </style:style>
    <style:style style:name="P15" style:family="paragraph" style:parent-style-name="Standard" style:list-style-name="L3"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size-complex="10pt" style:font-weight-complex="normal"/>
    </style:style>
    <style:style style:name="P16"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 style:font-size-complex="12pt" style:font-weight-complex="bold"/>
    </style:style>
    <style:style style:name="P17"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size-complex="10pt" style:font-weight-complex="normal"/>
    </style:style>
    <style:style style:name="P18"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 style:font-size-complex="10pt" style:font-weight-complex="normal"/>
    </style:style>
    <style:style style:name="P19" style:family="paragraph" style:parent-style-name="Standard">
      <style:paragraph-properties fo:margin-left="-0.005cm" fo:margin-right="0cm" fo:line-height="150%" fo:text-align="justify" style:justify-single-word="false" fo:text-indent="1.272cm" style:auto-text-indent="false" style:writing-mode="rl-tb"/>
    </style:style>
    <style:style style:name="P20" style:family="paragraph" style:parent-style-name="Standard" style:list-style-name="L12">
      <style:paragraph-properties fo:margin-left="-0.005cm" fo:margin-right="0cm" fo:line-height="150%" fo:text-align="justify" style:justify-single-word="false" fo:text-indent="1.272cm" style:auto-text-indent="false" style:writing-mode="rl-tb"/>
    </style:style>
    <style:style style:name="P21" style:family="paragraph" style:parent-style-name="Standard">
      <style:paragraph-properties fo:margin-left="-0.005cm" fo:margin-right="0cm" fo:line-height="150%" fo:text-align="justify" style:justify-single-word="false" fo:text-indent="1.272cm" style:auto-text-indent="false" style:writing-mode="rl-tb"/>
      <style:text-properties fo:font-size="12pt" fo:font-weight="bold" style:font-size-asian="12pt" style:font-weight-asian="bold" style:font-name-complex="Iranian Sans" style:font-size-complex="12pt" style:font-weight-complex="bold"/>
    </style:style>
    <style:style style:name="P22"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size-complex="12pt" style:font-weight-complex="bold"/>
    </style:style>
    <style:style style:name="P23"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 style:font-size-complex="12pt" style:font-weight-complex="bold"/>
    </style:style>
    <style:style style:name="P24"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 style:font-size-complex="12pt" style:font-weight-complex="bold"/>
    </style:style>
    <style:style style:name="P25" style:family="paragraph" style:parent-style-name="Standard" style:list-style-name="L6">
      <style:paragraph-properties fo:margin-left="1.016cm" fo:margin-right="0cm" fo:line-height="150%" fo:text-align="justify" style:justify-single-word="false" fo:text-indent="0cm" style:auto-text-indent="false" style:writing-mode="rl-tb"/>
    </style:style>
    <style:style style:name="P26" style:family="paragraph" style:parent-style-name="Standard">
      <style:paragraph-properties fo:margin-left="1.016cm" fo:margin-right="0cm" fo:line-height="150%" fo:text-align="justify" style:justify-single-word="false" fo:text-indent="0cm" style:auto-text-indent="false" style:writing-mode="rl-tb"/>
      <style:text-properties fo:font-size="6pt" style:font-size-asian="6pt" style:font-size-complex="6pt"/>
    </style:style>
    <style:style style:name="P27" style:family="paragraph" style:parent-style-name="Standard" style:list-style-name="L6" style:master-page-name="">
      <style:paragraph-properties fo:margin-left="1.016cm" fo:margin-right="0cm" fo:line-height="150%" fo:text-align="justify" style:justify-single-word="false" fo:text-indent="0cm" style:auto-text-indent="false" style:page-number="auto" style:writing-mode="rl-tb"/>
    </style:style>
    <style:style style:name="T1" style:family="text">
      <style:text-properties style:font-name-complex="Iranian Sans"/>
    </style:style>
    <style:style style:name="T2" style:family="text">
      <style:text-properties fo:font-size="10pt" fo:font-weight="normal" style:font-size-asian="10pt" style:font-weight-asian="normal" style:font-name-complex="Iranian Sans" style:font-size-complex="10pt" style:font-weight-complex="normal"/>
    </style:style>
    <style:style style:name="T3" style:family="text">
      <style:text-properties fo:font-size="10pt" style:font-size-asian="10pt" style:font-name-complex="Iranian Sans" style:font-size-complex="10pt"/>
    </style:style>
    <style:style style:name="T4" style:family="text">
      <style:text-properties fo:font-weight="normal" style:font-weight-asian="normal" style:font-name-complex="Iranian Sans" style:font-weight-complex="normal"/>
    </style:style>
    <style:style style:name="T5" style:family="text">
      <style:text-propertie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fo:text-align="end">
          <style:list-level-label-alignment text:label-followed-by="space"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PEP8 <text:span text:style-name="T1">به زبان آدمیزاد</text:span></text:p>
      <text:p text:style-name="P7"><text:span text:style-name="T1"/></text:p>
      <text:p text:style-name="P8"><text:span text:style-name="T1">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open source و … اهمیت بدین.</text:span></text:p>
      <text:p text:style-name="P8"><text:span text:style-name="T1">این استاندارد اصطلاحاً‌PEP نامیده می‌شه که سرواژه‌ی کلمات عبارت Python Enhancement Proposal هست و قوانینش در صفحه‌ی اون در سایت python.org به آدرس:</text:span></text:p>
      <table:table table:name="Table1" table:style-name="Table1">
        <table:table-column table:style-name="Table1.A"/>
        <table:table-row>
          <table:table-cell table:style-name="Table1.A1" office:value-type="string">
            <text:p text:style-name="P1">https://www.python.org/dev/peps/pep-0008</text:p>
          </table:table-cell>
        </table:table-row>
      </table:table>
      <text:p text:style-name="P11"><text:span text:style-name="T1"/></text:p>
      <text:p text:style-name="P9"><text:span text:style-name="T1">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که به امید خدا به مرور زمان و با کمک توصیه‌کننده‌گان عزیز حل می‌شن.</text:span></text:p>
      <text:p text:style-name="P12"><text:span text:style-name="T1">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span></text:p>
      <text:list xml:id="list8792246598119979592" text:style-name="L3">
        <text:list-item>
          <text:p text:style-name="P15"><text:span text:style-name="T1">زمانی هست که پیروی از قوانین نه تنها باعث افزایش خوانایی برنامه نمی‌شه بلکه بدتر اون رو کاهش می‌ده، حتی برای افرادی که از این قوانین پیروی می‌کنن.</text:span></text:p>
        </text:list-item>
        <text:list-item>
          <text:p text:style-name="P13"><text:span text:style-name="T1">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span></text:p>
        </text:list-item>
      </text:list>
      <text:p text:style-name="P14"><text:span text:style-name="T1"/></text:p>
      <text:p text:style-name="P22"><text:span text:style-name="T1">تورفتگی:</text:span></text:p>
      <text:p text:style-name="P17"><text:span text:style-name="T1">همین‌طور که می‌دونید پایتون بر خلاف زبان‌هایی مثل C و ‭C++‬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space) استفاده کنید.</text:span></text:p>
      <text:p text:style-name="P16">خطوط بلند:</text:p>
      <text:p text:style-name="P19"><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2">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کلی این هست که خطوط از قسمت داخلی پرانتز‌ها/کروشه‌ها/آکولاد‌ها شکسته بشن امّا مواقعی پیش‌ میاد </text:span><text:soft-page-break/><text:span text:style-name="T2">که این کار امکان‌پذیر نیست پس به انتهای جدیدخط یک کاراکتر \ (backslash) اضافه کرده و خط رو می‌شکنیم. البته به همین راحتی نیست و موارد زیر هستن که دهن برنامه‌نویس رو سرویس می‌کنن:</text:span></text:p>
      <text:list xml:id="list8920167488866931785" text:style-name="L8">
        <text:list-item>
          <text:p text:style-name="P5"><text:span text:style-name="T3">ه</text:span><text:span text:style-name="T2">نگام فراخوانی یک تابع دو حالت امکان‌پذیر هست:</text:span></text:p>
        </text:list-item>
      </text:list>
      <text:list xml:id="list7765697940339724955" text:style-name="L6">
        <text:list-item>
          <text:list>
            <text:list-item>
              <text:p text:style-name="P27"><text:span text:style-name="T2">همه‌ی آرگومان‌ها توی یه خط جدید هستن،‌ در این حالت خطوط جدید فقط یه تورفتگی می‌گیرن:</text:span></text:p>
            </text:list-item>
          </text:list>
        </text:list-item>
      </text:list>
      <table:table table:name="Table2" table:style-name="Table2">
        <table:table-column table:style-name="Table2.A"/>
        <table:table-row>
          <table:table-cell table:style-name="Table2.A1" office:value-type="string">
            <text:p text:style-name="P2">foo = long_function_name(</text:p>
            <text:p text:style-name="P2"><text:s text:c="4"/>var_one, var_two,</text:p>
            <text:p text:style-name="P2"><text:s text:c="4"/>var_three, var_four</text:p>
            <text:p text:style-name="P2"><text:s text:c="4"/>)</text:p>
          </table:table-cell>
        </table:table-row>
      </table:table>
      <text:list xml:id="list1243511460" text:continue-numbering="true" text:style-name="L6">
        <text:list-item>
          <text:list>
            <text:list-item>
              <text:p text:style-name="P25"><text:span text:style-name="T2">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span></text:p>
            </text:list-item>
          </text:list>
        </text:list-item>
      </text:list>
      <table:table table:name="Table3" table:style-name="Table3">
        <table:table-column table:style-name="Table3.A"/>
        <table:table-row>
          <table:table-cell table:style-name="Table3.A1" office:value-type="string">
            <text:p text:style-name="P2">foo = long_function_name(var_one, var_two,</text:p>
            <text:p text:style-name="P2">..._..._..._..._..._..._.var_three, var_four</text:p>
            <text:p text:style-name="P2">..._..._..._..._..._..._.)</text:p>
          </table:table-cell>
        </table:table-row>
      </table:table>
      <text:p text:style-name="P26"><text:span text:style-name="T4"/></text:p>
      <text:list xml:id="list2838834991893277380" text:style-name="L9">
        <text:list-item>
          <text:p text:style-name="P6"><text:span text:style-name="T2">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span></text:p>
        </text:list-item>
      </text:list>
      <table:table table:name="Table4" table:style-name="Table4">
        <table:table-column table:style-name="Table4.A"/>
        <table:table-row>
          <table:table-cell table:style-name="Table4.A1" office:value-type="string">
            <text:p text:style-name="P2">def long_function_name(var_one, var_two, var_three,</text:p>
            <text:p text:style-name="P2">..._..._..._..._..._...var_four</text:p>
            <text:p text:style-name="P2">..._..._..._..._..._...):</text:p>
            <text:p text:style-name="P2">..._print(var_one)</text:p>
            <text:p text:style-name="P2"/>
            <text:p text:style-name="P2"/>
            <text:p text:style-name="P2">def long_function_name(</text:p>
            <text:p text:style-name="P2">..._..._var_one, var_two,</text:p>
            <text:p text:style-name="P2">..._..._var_three, var_four</text:p>
            <text:p text:style-name="P2">..._..._):</text:p>
            <text:p text:style-name="P2">..._print(var_one)</text:p>
          </table:table-cell>
        </table:table-row>
      </table:table>
      <text:list xml:id="list1527437251" text:continue-numbering="true" text:style-name="L9">
        <text:list-item>
          <text:p text:style-name="P6"><text:span text:style-name="T2">اگر میخواین خط رو از نزدیکی عملگر باینری بشکنین حتماً این کار رو بعد از عملگر انجام بدین نه قبل از اون:</text:span></text:p>
        </text:list-item>
      </text:list>
      <table:table table:name="Table5" table:style-name="Table5">
        <table:table-column table:style-name="Table5.A"/>
        <table:table-row>
          <table:table-cell table:style-name="Table5.A1" office:value-type="string">
            <text:p text:style-name="P2">if (this_is_one_thing and</text:p>
            <text:p text:style-name="P2"><text:s text:c="4"/>that_is_another_thing):</text:p>
            <text:p text:style-name="P2"><text:s text:c="4"/>do_something()</text:p>
          </table:table-cell>
        </table:table-row>
      </table:table>
      <text:list xml:id="list1278037344" text:continue-numbering="true" text:style-name="L9">
        <text:list-item>
          <text:p text:style-name="P6"><text:span text:style-name="T2">اگر مجبور هستین که خط رو قبل از عملگر باینری بشکنین حواستون باشه که از یه تورفتگی اضافه استفاده کنید:</text:span></text:p>
        </text:list-item>
      </text:list>
      <table:table table:name="Table6" table:style-name="Table6">
        <table:table-column table:style-name="Table6.A"/>
        <table:table-row>
          <table:table-cell table:style-name="Table6.A1" office:value-type="string">
            <text:p text:style-name="P2">if (this_is_one_thing</text:p>
            <text:p text:style-name="P2"><text:s text:c="8"/>and that_is_another_thing):</text:p>
            <text:p text:style-name="P2"><text:s text:c="4"/>do_something()</text:p>
          </table:table-cell>
        </table:table-row>
      </table:table>
      <text:list xml:id="list2042341284" text:continue-numbering="true" text:style-name="L9">
        <text:list-item>
          <text:p text:style-name="P6"><text:span text:style-name="T2">هنگام شکستن خطوط با کاراکتر backslash (\)، مثلِ حالت قبل تعداد تورفتگی‌های خطوط جدید یکی بیشتر از تعداد تورفتگی‌های دستور بعدی خواهد بود.</text:span></text:p>
        </text:list-item>
      </text:list>
      <text:p text:style-name="P4"><text:span text:style-name="T2">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span></text:p>
      <table:table table:name="Table7" table:style-name="Table7">
        <table:table-column table:style-name="Table7.A"/>
        <table:table-row>
          <table:table-cell table:style-name="Table7.A1" office:value-type="string">
            <text:p text:style-name="P2">if True:</text:p>
            <text:p text:style-name="P2"><text:s text:c="4"/>my_list = [</text:p>
            <text:p text:style-name="P2"><text:s text:c="8"/>1, 2, 3,</text:p>
            <text:p text:style-name="P2"><text:s text:c="8"/>4, 5, 6</text:p>
            <text:p text:style-name="P2"><text:s text:c="4"/>]</text:p>
            <text:p text:style-name="P2"/>
            <text:p text:style-name="P2">if True:</text:p>
            <text:p text:style-name="P2"><text:s text:c="4"/>my_list = [</text:p>
            <text:p text:style-name="P2"><text:s text:c="8"/>1, 2, 3,</text:p>
            <text:p text:style-name="P2"><text:s text:c="8"/>4, 5, 6</text:p>
            <text:p text:style-name="P2"><text:s text:c="8"/>]</text:p>
            <text:p text:style-name="P2">result = some_function_that_takes_arguments(</text:p>
            <text:p text:style-name="P2"><text:s text:c="4"/>'a', 'b', 'c',</text:p>
            <text:p text:style-name="P2"><text:s text:c="4"/>'d', 'e', 'f'</text:p>
            <text:p text:style-name="P2">)</text:p>
          </table:table-cell>
        </table:table-row>
      </table:table>
      <text:p text:style-name="P4"><text:span text:style-name="T2">در مورد طول خطوط دستورات صحبت کردیم ولی باید این نکته رو هم در نظر داشته باشیم که طول خطوط با ساختار‌های محدود (توضیحات و docstringها) ۷۲ کاراکتر هست. </text:span></text:p>
      <text:p text:style-name="P4"><text:span text:style-name="T2"/></text:p>
      <text:p text:style-name="P16">تب‌ها و فاصله‌ها:</text:p>
      <text:p text:style-name="P18">گفتیم که برای تورفتگی‌ها فاصله به تب ارجحیت داره ولی اگر کدی رو ویرایش می‌کنید که قبلاً از تب استفاده شده بهتره شما هم همون رویه رو ادامه بدین تا بیشتر از اون کد مشکل‌دار نباشه البته گذشته از اون پایتون ۳ اجازه استفاده ترکیبی از فاصله و تب رو نمی‌ده و در کد‌های پایتون ۲ هم به جای ترکیب تب و فاصله هم فقط از فاصله استفاده کنید. اگر مفسر پایتون ۲ رو با آپشن ‪-t‬ فراخوانی کنید مفسر در مواجه با دستوراتی که از ترکیب تب و فاصله استفاده کرده هشداری بر می‌گرداند و اگر از آپشن ‪-tt‬ استفاده کنید این هشدار تبدیل که خطا خواهد شد.</text:p>
      <text:p text:style-name="P16">خطوط خالی:</text:p>
      <text:p text:style-name="P18">توابع‌ سطح بالا و تعاریف کلاس‌ها رو با دو خط خالی از هم جدا می‌کنیم و سیستم جداسازی در داخل کلاس یک خط خالی است. البته تعداد بیشتری هم می‌شه برای دلایل مختلف از جمله جداسازی گروهی توابع استفاده کرد برای مثال داخل یک تابع می‌توان بخش‌های منطقی اون رو با خط خالی از بقیه قسمت‌ها جدا کرد.</text:p>
      <text:p text:style-name="P21">کدبندی فایل منبع<text:note text:id="ftn0" text:note-class="footnote"><text:note-citation>1</text:note-citation><text:note-body><text:p text:style-name="Footnote">Source File Encoding</text:p></text:note-body></text:note>:</text:p>
      <text:p text:style-name="P18">کدها در پایتون همیشه باید UTF-8 باشن البته در پایتون ۲ این باید به ASCII تبدیل می‌شه. فایل‌هایی که در پایتون ۲ از ASCII و در پایتون ۳ از UTF-8 استفاده می‌کنن دیگه نباید توضیحی در مورد encoding داشته باشن. در کتابخانه‌های استاندارد encoding‌های غیر پیشفرض فقط برای تست یا زمانی که لازم باشه در توضیحات، docstring ‌ها مثلاً اسم برنامه‌نویس با کاراکتر‌های غیر ASCII نوشته بشه مورد استفاده قرار می‌گیرن.</text:p>
      <text:p text:style-name="P16">Imports:</text:p>
      <text:p text:style-name="P18">دستورات import باید در خطوط جداگانه‌ای نوشته شوند، برای مثال به جای نوشتن:</text:p>
      <table:table table:name="Table8" table:style-name="Table8">
        <table:table-column table:style-name="Table8.A"/>
        <table:table-row>
          <table:table-cell table:style-name="Table8.A1" office:value-type="string">
            <text:p text:style-name="P2">import sys, os</text:p>
          </table:table-cell>
        </table:table-row>
      </table:table>
      <text:p text:style-name="P18">بهتر باید بنویسیم:</text:p>
      <table:table table:name="Table9" table:style-name="Table9">
        <table:table-column table:style-name="Table9.A"/>
        <table:table-row>
          <table:table-cell table:style-name="Table9.A1" office:value-type="string">
            <text:p text:style-name="P2">import sys</text:p>
            <text:p text:style-name="P2">import os</text:p>
          </table:table-cell>
        </table:table-row>
      </table:table>
      <text:p text:style-name="P18">البته دستور زیر هم صحیحه:</text:p>
      <table:table table:name="Table10" table:style-name="Table10">
        <table:table-column table:style-name="Table10.A"/>
        <table:table-row>
          <table:table-cell table:style-name="Table10.A1" office:value-type="string">
            <text:p text:style-name="P2">From subprocess import Popen, PIPE</text:p>
          </table:table-cell>
        </table:table-row>
      </table:table>
      <text:p text:style-name="P18">این رو هم یادمون باشه که import‌ها همیشه در بالاترین سطح فایل نوشته می‌شن درست بعد از توضیحات و docstring‌های مربوط به این کار.</text:p>
      <text:p text:style-name="P19"><text:soft-page-break/><text:span text:style-name="T2">import‌ها با استفاده از قوانین زیر به صورت گروهی دسته‌بندی می‌شن بطوری که بین هر گروه یک خط خالی قرار می‌گیره:</text:span></text:p>
      <text:list xml:id="list1998769818241065093" text:style-name="L12">
        <text:list-item>
          <text:list>
            <text:list-item>
              <text:list>
                <text:list-item>
                  <text:p text:style-name="P20"><text:span text:style-name="T2">کتابخانه‌های استاندارد</text:span></text:p>
                </text:list-item>
                <text:list-item>
                  <text:p text:style-name="P20"><text:span text:style-name="T2">کتابخانه‌های وابسته به اشخاص ثالث</text:span></text:p>
                </text:list-item>
                <text:list-item>
                  <text:p text:style-name="P20"><text:span text:style-name="T2">کتابخانه‌ها و برنامه‌های محلی</text:span></text:p>
                </text:list-item>
              </text:list>
            </text:list-item>
          </text:list>
        </text:list-item>
      </text:list>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1"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 Titr" svg:font-family="'B Titr'" style:font-pitch="variable"/>
    <style:font-face style:name="Titr" svg:font-family="Titr" style:font-pitch="variable"/>
    <style:font-face style:name="Tinos" svg:font-family="Tinos" style:font-family-generic="roman" style:font-pitch="variable"/>
    <style:font-face style:name="Iranian Sans"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4pt" style:font-name-asian="Droid Sans Fallback" style:font-size-asian="14pt" style:font-name-complex="Iranian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name-complex="Iranian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Iranian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Iranian Sans1"/>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4-12-16T23:21:58</dc:date>
    <dc:creator>Vahit </dc:creator>
    <meta:editing-duration>P3DT3H24M2S</meta:editing-duration>
    <meta:editing-cycles>10</meta:editing-cycles>
    <meta:generator>OpenOffice/4.1.0$Linux OpenOffice.org_project/410m18$Build-9764</meta:generator>
    <meta:document-statistic meta:table-count="10" meta:image-count="0" meta:object-count="0" meta:page-count="4" meta:paragraph-count="78" meta:word-count="1399" meta:character-count="7381"/>
  </office:meta>
</office:document-meta>
</file>